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90c226" style:text-line-through-style="none" style:text-line-through-type="none" style:text-position="0% 100%" style:font-name="Trebuchet M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4">
        <style:list-level-properties text:space-before="0.001cm" text:min-label-width="0.952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5">
        <style:list-level-properties text:space-before="0.001cm" text:min-label-width="0.952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52cm"/>
        <style:text-properties fo:color="#90c226" fo:font-size="80%"/>
      </text:list-level-style-number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3">
        <style:list-level-properties text:space-before="0.001cm" text:min-label-width="0.952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3">
        <style:list-level-properties text:space-before="0.001cm" text:min-label-width="0.952cm"/>
        <style:text-properties fo:color="#90c226" fo:font-size="80%"/>
      </text:list-level-style-number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Index Basics</text:span></text:p>
          </draw:text-box>
        </draw:frame>
        <draw:frame draw:name="Subtitle 2" presentation:style-name="pr2" draw:text-style-name="P3" draw:layer="layout" svg:width="21.574cm" svg:height="3.046cm" svg:x="4.186cm" svg:y="11.25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s and terminology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Basis and terminology</text:span></text:p>
          </draw:text-box>
        </draw:frame>
        <draw:frame draw:name="Content Placehold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3">Indexes are one of the primary tools used in DBMSs to deliver high </text:span><text:span text:style-name="T3">performance.</text:span></text:p>
              </text:list-item>
              <text:list-item>
                <text:p text:style-name="P7"><text:span text:style-name="T3">The first (lowest) level of database performance tuning is at the </text:span><text:span text:style-name="T3">hardware level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aking the CPU faster.</text:span></text:p>
                  </text:list-item>
                  <text:list-item>
                    <text:p text:style-name="P7"><text:span text:style-name="T4">Increasing memory size.</text:span></text:p>
                  </text:list-item>
                  <text:list-item>
                    <text:p text:style-name="P7"><text:span text:style-name="T4">Adding disks.</text:span></text:p>
                  </text:list-item>
                  <text:list-item>
                    <text:p text:style-name="P7"><text:span text:style-name="T4">Using RAID systems of disks.</text:span></text:p>
                  </text:list-item>
                  <text:list-item>
                    <text:p text:style-name="P7"><text:span text:style-name="T4">Partitioning the data across disks to increase the potential of parallel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s and terminology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Basis and terminology</text:span></text:p>
          </draw:text-box>
        </draw:frame>
        <draw:frame draw:name="Content Placehold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3">The second level of tuning is in the database system itself. </text:span></text:p>
              </text:list-item>
              <text:list-item>
                <text:p text:style-name="P7"><text:span text:style-name="T3">System performance can sometimes be improved by increasing the </text:span><text:span text:style-name="T3">buffer size.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The third (highest) level of tuning is done at the schema and </text:span><text:span text:style-name="T3">transaction level.</text:span></text:p>
              </text:list-item>
              <text:list-item>
                <text:p text:style-name="P7"><text:span text:style-name="T3">Transactions can be redesigned for speed in addition to the normal </text:span><text:span text:style-name="T3">query optimization done by the system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types of indexes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Basic types of indexes</text:span></text:p>
          </draw:text-box>
        </draw:frame>
        <draw:frame draw:name="Content Placeholder 2" presentation:style-name="pr7" draw:text-style-name="P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7"><text:span text:style-name="T3">B+tree index: Basic table index based on one or more attributes, </text:span><text:span text:style-name="T3">often used to enforce uniqueness of primary keys.</text:span></text:p>
              </text:list-item>
            </text:list>
            <text:p text:style-name="P7"><text:span text:style-name="T3"/></text:p>
            <text:list text:continue-numbering="true" text:style-name="L4">
              <text:list-item>
                <text:p text:style-name="P7"><text:span text:style-name="T3">Hash table index: An index that maps primary key values to block </text:span><text:span text:style-name="T3">data addresses in the database for otherwise unordered data.</text:span></text:p>
              </text:list-item>
            </text:list>
            <text:p text:style-name="P7"><text:span text:style-name="T3"/></text:p>
            <text:list text:continue-numbering="true" text:style-name="L4">
              <text:list-item>
                <text:p text:style-name="P7"><text:span text:style-name="T3">Composite index: An index based on more than one attribute or ke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types of indexes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Basic types of indexes</text:span></text:p>
          </draw:text-box>
        </draw:frame>
        <draw:frame draw:name="Content Placeholder 2" presentation:style-name="pr7" draw:text-style-name="P8" draw:layer="layout" svg:width="23.879cm" svg:height="10.779cm" svg:x="1.881cm" svg:y="6.002cm" presentation:class="outline" presentation:user-transformed="true">
          <draw:text-box>
            <text:list text:style-name="L5">
              <text:list-item>
                <text:p text:style-name="P7"><text:span text:style-name="T3">Covering index (index only): An index with enough information to </text:span><text:span text:style-name="T3">satisfy certain queries by itself, in other words, the query can be </text:span><text:span text:style-name="T3">satisfied merely by searching the index and not the database.</text:span></text:p>
              </text:list-item>
            </text:list>
            <text:p text:style-name="P7"><text:span text:style-name="T3"/></text:p>
            <text:list text:style-name="L6">
              <text:list-item>
                <text:p text:style-name="P7"><text:span text:style-name="T3">Bitmapped index: A collection of bit vectors to form an index that can </text:span><text:span text:style-name="T3">be used to quickly search secondary indexes or to search data </text:span><text:span text:style-name="T3">warehouses. Each bit vector represents a different value of an </text:span><text:span text:style-name="T3">attribute, and the length of each vector is the number of rows (rows) </text:span><text:span text:style-name="T3">in the tabl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 methods for indexes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Access methods for indexes</text:span></text:p>
          </draw:text-box>
        </draw:frame>
        <draw:frame draw:name="Content Placeholder 2" presentation:style-name="pr7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5">Table scanning: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When an index is not needed.</text:span></text:p>
                  </text:list-item>
                </text:list>
              </text:list-item>
              <text:list-item>
                <text:p text:style-name="P7"><text:span text:style-name="T5">Index scanning: </text:span></text:p>
              </text:list-item>
            </text:list>
            <text:p text:style-name="P9"><text:span text:style-name="T4"/></text:p>
            <text:list text:continue-numbering="true" text:style-name="L3">
              <text:list-item>
                <text:p text:style-name="P7"><text:span text:style-name="T5">Index-only scanning: </text:span></text:p>
                <text:list>
                  <text:list-item>
                    <text:p text:style-name="P7"><text:span text:style-name="T4">Scanning a covering index.</text:span></text:p>
                  </text:list-item>
                </text:list>
              </text:list-item>
              <text:list-item>
                <text:p text:style-name="P7"><text:span text:style-name="T5">List prefetch: </text:span></text:p>
                <text:list>
                  <text:list-item>
                    <text:p text:style-name="P7"><text:span text:style-name="T4">A sort on record IDs (RIDs) followed by a fetch of sorted rows from the data </text:span><text:span text:style-name="T4">blocks or pages, enabling future sequential operations on this data to be </text:span><text:span text:style-name="T4">prefetch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les of thumb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Rules of thumb</text:span></text:p>
          </draw:text-box>
        </draw:frame>
        <draw:frame draw:name="Content Placeholder 2" presentation:style-name="pr7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6">Index every primary key and most foreign keys in the </text:span><text:span text:style-name="T6">database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ost joins occur between primary keys (PKs) and foreign keys (FKs), so it is </text:span><text:span text:style-name="T4">important to build indexes on all PKs and FKs whenever possible. This is </text:span><text:span text:style-name="T4">part of the basic infrastructure that should be set up before considering the </text:span><text:span text:style-name="T4">workload.</text:span></text:p>
                  </text:list-item>
                </text:list>
              </text:list-item>
              <text:list-item>
                <text:p text:style-name="P7"><text:span text:style-name="T6">Attributes frequently referenced in SQL WHERE clauses are </text:span><text:span text:style-name="T6">potentially good candidates for an index.</text:span></text:p>
                <text:list>
                  <text:list-item>
                    <text:p text:style-name="P7"><text:span text:style-name="T4">An exception to this rule occurs when the predicate is an inequality like </text:span><text:span text:style-name="T4">“WHERE cost &lt;&gt; 4”.</text:span></text:p>
                  </text:list-item>
                </text:list>
              </text:list-item>
              <text:list-item>
                <text:p text:style-name="P7"><text:span text:style-name="T6">Use a B+tree index for both equality and range queries.</text:span></text:p>
                <text:list>
                  <text:list-item>
                    <text:p text:style-name="P7"><text:span text:style-name="T4">Queries that always return at most one row are theoretically best served </text:span><text:span text:style-name="T4">using a hash index. However, most systems don’t offer hash index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les of thumb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Rules of thumb</text:span></text:p>
          </draw:text-box>
        </draw:frame>
        <draw:frame draw:name="Content Placeholder 2" presentation:style-name="pr7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6">Choose carefully one clustered index for each table.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A clustered index dictates how data is to be physically stored for a specific </text:span><text:span text:style-name="T4">table. Any other index on that table will not be as efficient in accessing data </text:span><text:span text:style-name="T4">within that table, so it is important to create a clustered index on the most </text:span><text:span text:style-name="T4">important query or closely related queries on that table.</text:span></text:p>
                  </text:list-item>
                </text:list>
              </text:list-item>
              <text:list-item>
                <text:p text:style-name="P7"><text:span text:style-name="T6">Avoid or remove redundant indexes. </text:span></text:p>
                <text:list>
                  <text:list-item>
                    <text:p text:style-name="P7"><text:span text:style-name="T4">Indexes that use the same columns or almost the same columns make </text:span><text:span text:style-name="T4">query optimization more complicated and often do not take advantage of </text:span><text:span text:style-name="T4">many composite indexes that could be used efficiently for a variety of </text:span><text:span text:style-name="T4">queries.</text:span></text:p>
                  </text:list-item>
                </text:list>
              </text:list-item>
              <text:list-item>
                <text:p text:style-name="P7"><text:span text:style-name="T6">Add indexes only when absolutely necessary. </text:span></text:p>
                <text:list>
                  <text:list-item>
                    <text:p text:style-name="P7"><text:span text:style-name="T4">You have too few indexes only when you are doing unnecessary table scans </text:span><text:span text:style-name="T4">for certain queries that return only a fraction of the rows in the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les of thumb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Rules of thumb</text:span></text:p>
          </draw:text-box>
        </draw:frame>
        <draw:frame draw:name="Content Placeholder 2" presentation:style-name="pr7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6">Add or delete index columns for composite indexes to improve </text:span><text:span text:style-name="T6">performance.</text:span></text:p>
              </text:list-item>
              <text:list-item>
                <text:p text:style-name="P7"><text:span text:style-name="T6">Use attributes for indexes with caution when they are </text:span><text:span text:style-name="T6">frequently updated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If the cost (I/O time) of updates in an index is significantly larger than the </text:span><text:span text:style-name="T4">benefit (I/O time) of faster queries using that index, then the index should </text:span><text:span text:style-name="T4">not be created.</text:span></text:p>
                  </text:list-item>
                </text:list>
              </text:list-item>
              <text:list-item>
                <text:p text:style-name="P7"><text:span text:style-name="T6">Keep up index maintenance on a regular basis; drop indexes </text:span><text:span text:style-name="T6">only when they are clearly hurting performance.</text:span><text:span text:style-name="T6"><text:tab/></text:span></text:p>
                <text:list>
                  <text:list-item>
                    <text:p text:style-name="P7"><text:span text:style-name="T4">If updates are done during the day and queries are done at night, it may be </text:span><text:span text:style-name="T4">useful to delete the indexes at the beginning of the day and rebuild them at </text:span><text:span text:style-name="T4">the end of the day when queries are d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les of thumb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Rules of thumb</text:span></text:p>
          </draw:text-box>
        </draw:frame>
        <draw:frame draw:name="Content Placeholder 2" presentation:style-name="pr7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6">Avoid extremes in index cardinality</text:span></text:p>
              </text:list-item>
            </text:list>
            <text:p text:style-name="P7"><text:span text:style-name="T6"/></text:p>
            <text:list text:continue-numbering="true" text:style-name="L2">
              <text:list-item>
                <text:p text:style-name="P7"><text:span text:style-name="T6">Covering indexes (index only) are useful, but often overused.</text:span></text:p>
              </text:list-item>
            </text:list>
            <text:p text:style-name="P7"><text:span text:style-name="T6"/></text:p>
            <text:list text:continue-numbering="true" text:style-name="L2">
              <text:list-item>
                <text:p text:style-name="P7"><text:span text:style-name="T6">Use bitmap indexes for high-volume data, especially in data </text:span><text:span text:style-name="T6">warehous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dex selection decisions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Index selection decisions</text:span></text:p>
          </draw:text-box>
        </draw:frame>
        <draw:frame draw:name="Content Placehold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7">Add indexes incrementally.</text:span></text:p>
              </text:list-item>
            </text:list>
            <text:p text:style-name="P7"><text:span text:style-name="T7"/></text:p>
            <text:list text:continue-numbering="true" text:style-name="L2">
              <text:list-item>
                <text:p text:style-name="P7"><text:span text:style-name="T7">Does performance significantly improves for each new index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dex selection decisions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Index selection decisions</text:span></text:p>
          </draw:text-box>
        </draw:frame>
        <draw:frame draw:name="Content Placehold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7"><text:span text:style-name="T6">Does this table require an index or not, and if so which search </text:span><text:span text:style-name="T6">key should I build an index on?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First declare the PKs and index the FKs, then look at the WHERE (and AND) </text:span><text:span text:style-name="T4">clause of a query to determine which attributes can be used for index </text:span><text:span text:style-name="T4">search keys.</text:span></text:p>
                  </text:list-item>
                  <text:list-item>
                    <text:p text:style-name="P7"><text:span text:style-name="T4">Queries that require full table scans may not need any indexing. </text:span></text:p>
                  </text:list-item>
                  <text:list-item>
                    <text:p text:style-name="P7"><text:span text:style-name="T4">Indexes that speed up more than one query will be the most valuable.</text:span></text:p>
                  </text:list-item>
                </text:list>
              </text:list-item>
            </text:list>
            <text:p text:style-name="P7"><text:span text:style-name="T6"/></text:p>
            <text:list text:continue-numbering="true" text:style-name="L7">
              <text:list-item>
                <text:p text:style-name="P7"><text:span text:style-name="T6">When do I need multi-attribute (composite) search keys, and </text:span><text:span text:style-name="T6">which ones should I choose?</text:span></text:p>
                <text:list>
                  <text:list-item>
                    <text:p text:style-name="P7"><text:span text:style-name="T8">A full table scan is done if approximately more tan half of the rows </text:span><text:span text:style-name="T8">are retur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dex selection decisions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Index selection decisions</text:span></text:p>
          </draw:text-box>
        </draw:frame>
        <draw:frame draw:name="Content Placehold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8">
              <text:list-item>
                <text:p text:style-name="P7"><text:span text:style-name="T6">When can I use a covering index?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4">Sometimes a composite index can be used as a covering index for certain </text:span><text:span text:style-name="T4">queries that can be satisfied by only searching the index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al tips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Final tips</text:span></text:p>
          </draw:text-box>
        </draw:frame>
        <draw:frame draw:name="Content Placehold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6">The number and sizes of indexes varies. </text:span><text:span text:style-name="T3">However as a general </text:span><text:span text:style-name="T3">rule indexes usually consume between 10% and 20% of the database </text:span><text:span text:style-name="T3">disk storage. More than about 25% of disk being used for indexes </text:span><text:span text:style-name="T3">should raise eyebrows and motivate a second look.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6">Indexes help queries and hurt write operations.</text:span></text:p>
              </text:list-item>
            </text:list>
            <text:p text:style-name="P7"><text:span text:style-name="T6"/></text:p>
            <text:list text:continue-numbering="true" text:style-name="L2">
              <text:list-item>
                <text:p text:style-name="P7"><text:span text:style-name="T6">Review all the indexing rules of thumb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c3c4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2c3c4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c3c4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26262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style:paragraph-properties fo:text-align="start"/>
      <style:text-properties fo:font-size="18pt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7" drawooo:display="printer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7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18-02-14">2/14/18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7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4">Click to edit Master title style</text:span></text:p>
        </draw:text-box>
      </draw:frame>
      <draw:frame draw:name="Content Placeholder 2" presentation:style-name="Mpr6" draw:text-style-name="MP22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20"><text:span text:style-name="MT5">Click to edit the outline text format</text:span></text:p>
              <text:list>
                <text:list-item>
                  <text:p text:style-name="MP20"><text:span text:style-name="MT5">Second Outline Level</text:span></text:p>
                  <text:list>
                    <text:list-item>
                      <text:p text:style-name="MP20"><text:span text:style-name="MT5">Third Outline Level</text:span></text:p>
                      <text:list>
                        <text:list-item>
                          <text:p text:style-name="MP20"><text:span text:style-name="MT5">Fourth Outline Level</text:span></text:p>
                          <text:list>
                            <text:list-item>
                              <text:p text:style-name="MP20"><text:span text:style-name="MT5">Fifth Outline Level</text:span></text:p>
                              <text:list>
                                <text:list-item>
                                  <text:p text:style-name="MP2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1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18-02-14">2/14/18</text:date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iron iron</meta:initial-creator>
    <dc:creator>Ariel Lucien García Gamboa</dc:creator>
    <meta:editing-cycles>104</meta:editing-cycles>
    <meta:creation-date>2017-01-11T05:23:49</meta:creation-date>
    <dc:date>2018-02-07T18:41:46</dc:date>
    <meta:editing-duration>P3DT12H49M</meta:editing-duration>
    <meta:generator>LibreOffice/5.1.6.2$Linux_X86_64 LibreOffice_project/10m0$Build-2</meta:generator>
    <meta:document-statistic meta:object-count="121"/>
    <meta:user-defined meta:name="AppVersion">16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Facet" xlink:href=""/>
  </office:meta>
</office:document-meta>
</file>